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256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office:value-type="string">
            <text:p>student_id,fname,lname,email_id,phone,address,school,board,status,gender,batch_id</text:p>
          </table:table-cell>
        </table:table-row>
        <table:table-row table:style-name="ro2">
          <table:table-cell office:value-type="string">
            <text:p>25,Namrata,Kukreja,kukreja.namrata@yahoo.com,9818954331,Gurgaon,LVISG,CBSE,1,1,DE021401</text:p>
          </table:table-cell>
        </table:table-row>
        <table:table-row table:style-name="ro2">
          <table:table-cell office:value-type="string">
            <text:p>26,Utharsh,Keswavi,keswaui.utharsh@gmail.com,9811711877,Delhi,LVISG,CBSE,1,1,DL011401</text:p>
          </table:table-cell>
        </table:table-row>
        <table:table-row table:style-name="ro2">
          <table:table-cell office:value-type="string">
            <text:p>27,Devika,Singh,devikasinghrathore99@gmail.com,8285100601,Delhi,LVISG,CBSE,1,2,DL011401</text:p>
          </table:table-cell>
        </table:table-row>
        <table:table-row table:style-name="ro2">
          <table:table-cell office:value-type="string">
            <text:p>28,Priyanshi,Sinha,priyanshisinha99@gmail.com,9810686048,Delhi,LVISG,CBSE,1,1,DL011401</text:p>
          </table:table-cell>
        </table:table-row>
        <table:table-row table:style-name="ro2">
          <table:table-cell office:value-type="string">
            <text:p>29,Kaustav,Sood,kaus360@hotmail.com,9560066828,Delhi,LVISG,CBSE,1,2,DL011401</text:p>
          </table:table-cell>
        </table:table-row>
        <table:table-row table:style-name="ro2">
          <table:table-cell office:value-type="string">
            <text:p>30,Sanjhana,Ramesh,sanjanakramesh@gmail.com,9820075430,Delhi,LVISG,CBSE,1,1,DL011401</text:p>
          </table:table-cell>
        </table:table-row>
        <table:table-row table:style-name="ro2">
          <table:table-cell office:value-type="string">
            <text:p>31,Shivangi,Chand,shivangi.chand1997@gmail.com,9311839809,Delhi,LVISG,CBSE,1,1,DL011401</text:p>
          </table:table-cell>
        </table:table-row>
        <table:table-row table:style-name="ro2">
          <table:table-cell office:value-type="string">
            <text:p>31,Ishnoor,Ahuja,ishnoor.ahuja@gmail.com,9810064666,Delhi,LVISG,CBSE,1,1,DL011401</text:p>
          </table:table-cell>
        </table:table-row>
        <table:table-row table:style-name="ro2">
          <table:table-cell office:value-type="string">
            <text:p>32,Abhijeet,Singh,abhijeetsingh903@gmail.com,9810017078,Delhi,LVISG,CBSE,1,1,DL011401</text:p>
          </table:table-cell>
        </table:table-row>
        <table:table-row table:style-name="ro2">
          <table:table-cell office:value-type="string">
            <text:p>33,Nikita,Pandey,nikitapandey606@gmail.com,9891175595,Delhi,LVISG,CBSE,1,1,DL011401</text:p>
          </table:table-cell>
        </table:table-row>
        <table:table-row table:style-name="ro2">
          <table:table-cell office:value-type="string">
            <text:p>34,Molly,Rathore,mollyrathore.18@gmail.com,8139477400,Delhi,LVISG,CBSE,1,1,DL011401</text:p>
          </table:table-cell>
        </table:table-row>
        <table:table-row table:style-name="ro2">
          <table:table-cell office:value-type="string">
            <text:p>35,Tavishi,Mehrish,tavishimehrish@gmail.com,9654449825,Delhi,LVISG,CBSE,1,1,DL011401</text:p>
          </table:table-cell>
        </table:table-row>
        <table:table-row table:style-name="ro2">
          <table:table-cell office:value-type="string">
            <text:p>36,Srijan,Malhotra,srijan.malhotra@yahoo.in,1234,Delhi,LVISG,CBSE,1,1,DL011401</text:p>
          </table:table-cell>
        </table:table-row>
        <table:table-row table:style-name="ro2">
          <table:table-cell office:value-type="string">
            <text:p>37,Komal,Srivastava,komal180598@gmail.com,1234,Delhi,LVISG,CBSE,1,1,DL011401</text:p>
          </table:table-cell>
        </table:table-row>
        <table:table-row table:style-name="ro2">
          <table:table-cell office:value-type="string">
            <text:p>38,Anuttara,Bakaya,anuttaraangel@gmail.com,1234,Delhi,LVISG,CBSE,1,1,DL011401</text:p>
          </table:table-cell>
        </table:table-row>
        <table:table-row table:style-name="ro2">
          <table:table-cell office:value-type="string">
            <text:p>39,Jyotika,Puri,jyotika@puris.co.in,1234,Delhi,LVISG,CBSE,1,1,DL011401</text:p>
          </table:table-cell>
        </table:table-row>
        <table:table-row table:style-name="ro2">
          <table:table-cell office:value-type="string">
            <text:p>40,Sahejbir,Kumar,sahejbir98@gmail.com,1234,Delhi,LVISG,CBSE,1,1,DL011401</text:p>
          </table:table-cell>
        </table:table-row>
        <table:table-row table:style-name="ro2">
          <table:table-cell office:value-type="string">
            <text:p>41,Soumya,Mohapatra,gs.mohapatra@yahoo.com,1234,Delhi,LVISG,CBSE,1,1,DL01140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2">04/22/2014</text:date>, <text:time>01:39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date>2014-04-22T01:39:08.85</dc:date>
    <meta:editing-duration>PT29M40S</meta:editing-duration>
    <meta:editing-cycles>2</meta:editing-cycles>
    <meta:document-statistic meta:table-count="1" meta:cell-count="19" meta:object-count="0"/>
  </office:meta>
</office:document-meta>
</file>